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307" calcext:value-type="float">
            <text:p>307</text:p>
          </table:table-cell>
          <table:table-cell/>
          <table:table-cell table:formula="of:=[.B1]-[.$B$24]" office:value-type="float" office:value="-237.478260869565" calcext:value-type="float">
            <text:p>-237,478260869565</text:p>
          </table:table-cell>
          <table:table-cell table:formula="of:=[.D1]*[.D1]" office:value-type="float" office:value="56395.9243856333" calcext:value-type="float">
            <text:p>56395,9243856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/>
          <table:table-cell table:formula="of:=[.B2]-[.$B$24]" office:value-type="float" office:value="4.52173913043475" calcext:value-type="float">
            <text:p>4,52173913043475</text:p>
          </table:table-cell>
          <table:table-cell table:formula="of:=[.D2]*[.D2]" office:value-type="float" office:value="20.4461247637048" calcext:value-type="float">
            <text:p>20,4461247637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/>
          <table:table-cell table:formula="of:=[.B3]-[.$B$24]" office:value-type="float" office:value="-107.478260869565" calcext:value-type="float">
            <text:p>-107,478260869565</text:p>
          </table:table-cell>
          <table:table-cell table:formula="of:=[.D3]*[.D3]" office:value-type="float" office:value="11551.5765595463" calcext:value-type="float">
            <text:p>11551,5765595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/>
          <table:table-cell table:formula="of:=[.B4]-[.$B$24]" office:value-type="float" office:value="0.521739130434753" calcext:value-type="float">
            <text:p>0,521739130434753</text:p>
          </table:table-cell>
          <table:table-cell table:formula="of:=[.D4]*[.D4]" office:value-type="float" office:value="0.272211720226812" calcext:value-type="float">
            <text:p>0,2722117202268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/>
          <table:table-cell table:formula="of:=[.B5]-[.$B$24]" office:value-type="float" office:value="171.521739130435" calcext:value-type="float">
            <text:p>171,521739130435</text:p>
          </table:table-cell>
          <table:table-cell table:formula="of:=[.D5]*[.D5]" office:value-type="float" office:value="29419.7069943289" calcext:value-type="float">
            <text:p>29419,7069943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/>
          <table:table-cell table:formula="of:=[.B6]-[.$B$24]" office:value-type="float" office:value="278.521739130435" calcext:value-type="float">
            <text:p>278,521739130435</text:p>
          </table:table-cell>
          <table:table-cell table:formula="of:=[.D6]*[.D6]" office:value-type="float" office:value="77574.359168242" calcext:value-type="float">
            <text:p>77574,359168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/>
          <table:table-cell table:formula="of:=[.B7]-[.$B$24]" office:value-type="float" office:value="-121.478260869565" calcext:value-type="float">
            <text:p>-121,478260869565</text:p>
          </table:table-cell>
          <table:table-cell table:formula="of:=[.D7]*[.D7]" office:value-type="float" office:value="14756.9678638941" calcext:value-type="float">
            <text:p>14756,9678638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/>
          <table:table-cell table:formula="of:=[.B8]-[.$B$24]" office:value-type="float" office:value="80.5217391304348" calcext:value-type="float">
            <text:p>80,5217391304348</text:p>
          </table:table-cell>
          <table:table-cell table:formula="of:=[.D8]*[.D8]" office:value-type="float" office:value="6483.75047258979" calcext:value-type="float">
            <text:p>6483,7504725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/>
          <table:table-cell table:formula="of:=[.B9]-[.$B$24]" office:value-type="float" office:value="-123.478260869565" calcext:value-type="float">
            <text:p>-123,478260869565</text:p>
          </table:table-cell>
          <table:table-cell table:formula="of:=[.D9]*[.D9]" office:value-type="float" office:value="15246.8809073724" calcext:value-type="float">
            <text:p>15246,8809073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/>
          <table:table-cell table:formula="of:=[.B10]-[.$B$24]" office:value-type="float" office:value="209.521739130435" calcext:value-type="float">
            <text:p>209,521739130435</text:p>
          </table:table-cell>
          <table:table-cell table:formula="of:=[.D10]*[.D10]" office:value-type="float" office:value="43899.359168242" calcext:value-type="float">
            <text:p>43899,359168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/>
          <table:table-cell table:formula="of:=[.B11]-[.$B$24]" office:value-type="float" office:value="-77.4782608695652" calcext:value-type="float">
            <text:p>-77,4782608695652</text:p>
          </table:table-cell>
          <table:table-cell table:formula="of:=[.D11]*[.D11]" office:value-type="float" office:value="6002.88090737241" calcext:value-type="float">
            <text:p>6002,88090737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/>
          <table:table-cell table:formula="of:=[.B12]-[.$B$24]" office:value-type="float" office:value="33.5217391304348" calcext:value-type="float">
            <text:p>33,5217391304348</text:p>
          </table:table-cell>
          <table:table-cell table:formula="of:=[.D12]*[.D12]" office:value-type="float" office:value="1123.70699432892" calcext:value-type="float">
            <text:p>1123,70699432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/>
          <table:table-cell table:formula="of:=[.B13]-[.$B$24]" office:value-type="float" office:value="44.5217391304348" calcext:value-type="float">
            <text:p>44,5217391304348</text:p>
          </table:table-cell>
          <table:table-cell table:formula="of:=[.D13]*[.D13]" office:value-type="float" office:value="1982.18525519849" calcext:value-type="float">
            <text:p>1982,18525519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/>
          <table:table-cell table:formula="of:=[.B14]-[.$B$24]" office:value-type="float" office:value="181.521739130435" calcext:value-type="float">
            <text:p>181,521739130435</text:p>
          </table:table-cell>
          <table:table-cell table:formula="of:=[.D14]*[.D14]" office:value-type="float" office:value="32950.1417769376" calcext:value-type="float">
            <text:p>32950,1417769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/>
          <table:table-cell table:formula="of:=[.B15]-[.$B$24]" office:value-type="float" office:value="-25.4782608695652" calcext:value-type="float">
            <text:p>-25,4782608695652</text:p>
          </table:table-cell>
          <table:table-cell table:formula="of:=[.D15]*[.D15]" office:value-type="float" office:value="649.14177693762" calcext:value-type="float">
            <text:p>649,14177693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/>
          <table:table-cell table:formula="of:=[.B16]-[.$B$24]" office:value-type="float" office:value="19.5217391304348" calcext:value-type="float">
            <text:p>19,5217391304348</text:p>
          </table:table-cell>
          <table:table-cell table:formula="of:=[.D16]*[.D16]" office:value-type="float" office:value="381.098298676747" calcext:value-type="float">
            <text:p>381,098298676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/>
          <table:table-cell table:formula="of:=[.B17]-[.$B$24]" office:value-type="float" office:value="-159.478260869565" calcext:value-type="float">
            <text:p>-159,478260869565</text:p>
          </table:table-cell>
          <table:table-cell table:formula="of:=[.D17]*[.D17]" office:value-type="float" office:value="25433.3156899811" calcext:value-type="float">
            <text:p>25433,3156899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/>
          <table:table-cell table:formula="of:=[.B18]-[.$B$24]" office:value-type="float" office:value="17.5217391304348" calcext:value-type="float">
            <text:p>17,5217391304348</text:p>
          </table:table-cell>
          <table:table-cell table:formula="of:=[.D18]*[.D18]" office:value-type="float" office:value="307.011342155008" calcext:value-type="float">
            <text:p>307,011342155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/>
          <table:table-cell table:formula="of:=[.B19]-[.$B$24]" office:value-type="float" office:value="-110.478260869565" calcext:value-type="float">
            <text:p>-110,478260869565</text:p>
          </table:table-cell>
          <table:table-cell table:formula="of:=[.D19]*[.D19]" office:value-type="float" office:value="12205.4461247637" calcext:value-type="float">
            <text:p>12205,4461247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/>
          <table:table-cell table:formula="of:=[.B20]-[.$B$24]" office:value-type="float" office:value="42.5217391304348" calcext:value-type="float">
            <text:p>42,5217391304348</text:p>
          </table:table-cell>
          <table:table-cell table:formula="of:=[.D20]*[.D20]" office:value-type="float" office:value="1808.09829867675" calcext:value-type="float">
            <text:p>1808,09829867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formula="of:=[.B21]-[.$B$24]" office:value-type="float" office:value="-44.4782608695653" calcext:value-type="float">
            <text:p>-44,4782608695653</text:p>
          </table:table-cell>
          <table:table-cell table:formula="of:=[.D21]*[.D21]" office:value-type="float" office:value="1978.3156899811" calcext:value-type="float">
            <text:p>1978,3156899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/>
          <table:table-cell table:formula="of:=[.B22]-[.$B$24]" office:value-type="float" office:value="-14.4782608695652" calcext:value-type="float">
            <text:p>-14,4782608695652</text:p>
          </table:table-cell>
          <table:table-cell table:formula="of:=[.D22]*[.D22]" office:value-type="float" office:value="209.620037807184" calcext:value-type="float">
            <text:p>209,620037807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/>
          <table:table-cell table:formula="of:=[.B23]-[.$B$24]" office:value-type="float" office:value="-62.4782608695652" calcext:value-type="float">
            <text:p>-62,4782608695652</text:p>
          </table:table-cell>
          <table:table-cell table:formula="of:=[.D23]*[.D23]" office:value-type="float" office:value="3903.53308128545" calcext:value-type="float">
            <text:p>3903,53308128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. Mittelwert:</text:p>
          </table:table-cell>
          <table:table-cell table:formula="of:=SUM([.B1:.B23])/23" office:value-type="float" office:value="544.478260869565" calcext:value-type="float">
            <text:p>544,478260869565</text:p>
          </table:table-cell>
          <table:table-cell/>
          <table:table-cell office:value-type="string" calcext:value-type="string">
            <text:p>Varianz:</text:p>
          </table:table-cell>
          <table:table-cell table:formula="of:=SUM([.E1:.E23])/23" office:value-type="float" office:value="14968.8582230624" calcext:value-type="float">
            <text:p>14968,8582230624</text:p>
          </table:table-cell>
          <table:table-cell/>
          <table:table-cell office:value-type="string" calcext:value-type="string">
            <text:p>Standardabweichung:</text:p>
          </table:table-cell>
          <table:table-cell table:formula="of:=SQRT([.E24])" office:value-type="float" office:value="122.347285311372" calcext:value-type="float">
            <text:p>122,34728531137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tichprobenstandardabweichung:</text:p>
          </table:table-cell>
          <table:table-cell table:formula="of:=SQRT(SUM([.E1:.E23])/22)" office:value-type="float" office:value="125.097005837731" calcext:value-type="float">
            <text:p>125,097005837731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tandardfehler: </text:p>
          </table:table-cell>
          <table:table-cell table:formula="of:=[.B29]/SQRT(23)" office:value-type="float" office:value="26.0845288725489" calcext:value-type="float">
            <text:p>26,0845288725489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Übertragungszeit</text:p>
          </table:table-cell>
          <table:table-cell office:value-type="float" office:value="544" calcext:value-type="float">
            <text:p>5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2:11:11.028640602</meta:creation-date>
    <dc:date>2021-01-05T19:13:52.750175344</dc:date>
    <meta:editing-duration>PT1H52M21S</meta:editing-duration>
    <meta:editing-cycles>1</meta:editing-cycles>
    <meta:document-statistic meta:table-count="1" meta:cell-count="81" meta:object-count="0"/>
    <meta:generator>LibreOffice/6.4.6.2$Linux_X86_64 LibreOffice_project/40$Build-2</meta:generator>
  </office:meta>
</office:document-meta>
</file>